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>
      <style:graphic-properties draw:textarea-horizontal-align="justify" draw:textarea-vertical-align="middle" draw:auto-grow-height="false" fo:min-height="1.817cm" fo:min-width="1.836cm"/>
    </style:style>
    <style:style style:name="gr3" style:family="graphic" style:parent-style-name="standard">
      <style:graphic-properties draw:textarea-horizontal-align="justify" draw:textarea-vertical-align="middle" draw:auto-grow-height="false" fo:min-height="2.671cm" fo:min-width="2.421cm" style:protect="size"/>
    </style:style>
    <style:style style:name="gr4" style:family="graphic" style:parent-style-name="objectwithoutfill">
      <style:graphic-properties svg:stroke-width="0.018cm" svg:stroke-color="#ba131a" draw:marker-start-width="0.227cm" draw:marker-end="Arrow" draw:marker-end-width="0.327cm" draw:fill="none" draw:textarea-vertical-align="middle" fo:padding-top="0.134cm" fo:padding-bottom="0.134cm" fo:padding-left="0.259cm" fo:padding-right="0.259cm" draw:start-line-spacing-horizontal="1.27cm" draw:end-line-spacing-horizontal="1.575cm"/>
    </style:style>
    <style:style style:name="gr5" style:family="graphic" style:parent-style-name="objectwithoutfill">
      <style:graphic-properties draw:stroke="none" draw:fill="none" fo:min-height="0.71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18cm" svg:stroke-color="#f9a870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svg:stroke-width="0.018cm" svg:stroke-color="#00b6bd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06cm" svg:height="0.963cm" svg:x="11.445cm" svg:y="1.508cm">
          <draw:text-box>
            <text:p><text:s/>ab*c+d?[ef]</text:p>
          </draw:text-box>
        </draw:frame>
        <draw:custom-shape draw:style-name="gr2" draw:text-style-name="P2" xml:id="id2" draw:id="id2" draw:layer="layout" svg:width="3.302cm" svg:height="2.921cm" svg:x="1cm" svg:y="4.175cm">
          <text:p text:style-name="P2">Start 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2.921cm" svg:height="2.921cm" svg:x="5.576cm" svg:y="4.648cm">
          <text:p text:style-name="P2">exact<text:line-break/>1<text:line-break/>‘a’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draw:line-skew="-1.415cm" svg:x1="7.036cm" svg:y1="4.648cm" svg:x2="2.651cm" svg:y2="4.175cm" draw:start-shape="id1" draw:start-glue-point="0" draw:end-shape="id2" draw:end-glue-point="4" svg:d="M7036 4648c0-3585-4385-3348-4385-473" svg:viewBox="0 0 4386 2661">
          <text:p text:style-name="P2"/>
        </draw:connector>
        <draw:custom-shape draw:style-name="gr3" draw:text-style-name="P2" xml:id="id6" draw:id="id6" draw:layer="layout" svg:width="2.921cm" svg:height="2.921cm" svg:x="10.017cm" svg:y="4.683cm">
          <text:p text:style-name="P2">any<text:line-break/># of<text:line-break/> ‘b’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921cm" svg:height="2.921cm" svg:x="13.954cm" svg:y="4.556cm">
          <text:p text:style-name="P2">at least<text:line-break/> 1<text:line-break/> ‘c’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921cm" svg:height="2.921cm" svg:x="18.399cm" svg:y="4.556cm">
          <text:p text:style-name="P2">no more<text:line-break/>than 1<text:line-break/>‘d’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84cm" svg:height="0.963cm" svg:x="10.59cm" svg:y="2.704cm">
          <draw:text-box>
            <text:p text:style-name="P2">false</text:p>
          </draw:text-box>
        </draw:frame>
        <draw:custom-shape draw:style-name="gr3" draw:text-style-name="P2" xml:id="id3" draw:id="id3" draw:layer="layout" svg:width="2.921cm" svg:height="2.921cm" svg:x="22.717cm" svg:y="4.717cm">
          <text:p text:style-name="P2">must have<text:line-break/>either<text:line-break/>‘e’ or ‘f’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draw:line-skew="-0.889cm" svg:x1="24.177cm" svg:y1="4.717cm" svg:x2="2.651cm" svg:y2="4.175cm" draw:start-shape="id3" draw:start-glue-point="0" draw:end-shape="id2" draw:end-glue-point="4" svg:d="M24177 4717c0-2899-21526-2628-21526-542" svg:viewBox="0 0 21527 2143">
          <text:p/>
        </draw:connector>
        <draw:connector draw:style-name="gr7" draw:text-style-name="P3" draw:layer="layout" draw:type="curve" draw:line-skew="-0.422cm" svg:x1="19.859cm" svg:y1="4.556cm" svg:x2="2.651cm" svg:y2="4.175cm" draw:start-shape="id4" draw:start-glue-point="0" draw:end-shape="id2" draw:end-glue-point="4" svg:d="M19859 4556c0-1957-17208-1767-17208-381" svg:viewBox="0 0 17209 1446">
          <text:p/>
        </draw:connector>
        <draw:connector draw:style-name="gr8" draw:text-style-name="P3" draw:layer="layout" svg:x1="15.414cm" svg:y1="4.556cm" svg:x2="2.651cm" svg:y2="4.175cm" draw:start-shape="id5" draw:start-glue-point="0" draw:end-shape="id2" draw:end-glue-point="4" svg:d="M15414 4556v-883h-12763v502" svg:viewBox="0 0 12764 884">
          <text:p/>
        </draw:connector>
        <draw:connector draw:style-name="gr6" draw:text-style-name="P3" draw:layer="layout" draw:type="curve" svg:x1="2.651cm" svg:y1="7.096cm" svg:x2="7.036cm" svg:y2="7.569cm" draw:start-shape="id2" draw:start-glue-point="8" draw:end-shape="id1" draw:end-glue-point="2" svg:d="M2651 7096c0 1459 4385 1223 4385 473" svg:viewBox="0 0 4386 1068">
          <text:p/>
        </draw:connector>
        <draw:connector draw:style-name="gr9" draw:text-style-name="P3" draw:layer="layout" draw:type="curve" svg:x1="7.036cm" svg:y1="7.569cm" svg:x2="11.477cm" svg:y2="7.604cm" draw:start-shape="id1" draw:start-glue-point="2" draw:end-shape="id6" svg:d="M7036 7569c0 802 4441 785 4441 35" svg:viewBox="0 0 4442 601">
          <text:p text:style-name="P2">true</text:p>
        </draw:connector>
        <draw:connector draw:style-name="gr9" draw:text-style-name="P3" draw:layer="layout" draw:type="curve" svg:x1="11.477cm" svg:y1="7.604cm" svg:x2="15.414cm" svg:y2="7.477cm" draw:start-shape="id6" draw:start-glue-point="2" draw:end-shape="id5" svg:d="M11477 7604c0 750 3937 813 3937-127" svg:viewBox="0 0 3938 698">
          <text:p text:style-name="P2">true</text:p>
        </draw:connector>
        <draw:connector draw:style-name="gr9" draw:text-style-name="P3" draw:layer="layout" draw:type="curve" svg:x1="15.414cm" svg:y1="7.477cm" svg:x2="19.859cm" svg:y2="7.477cm" draw:start-shape="id5" draw:start-glue-point="2" draw:end-shape="id4" draw:end-glue-point="2" svg:d="M15414 7477c0 750 4445 750 4445 0" svg:viewBox="0 0 4446 564">
          <text:p text:style-name="P2">true</text:p>
        </draw:connector>
        <draw:connector draw:style-name="gr6" draw:text-style-name="P3" draw:layer="layout" draw:type="curve" svg:x1="19.859cm" svg:y1="7.477cm" svg:x2="24.177cm" svg:y2="7.638cm" draw:start-shape="id4" draw:start-glue-point="2" draw:end-shape="id3" svg:d="M19859 7477c0 991 4318 911 4318 161" svg:viewBox="0 0 4319 735">
          <text:p text:style-name="P2">true</text:p>
        </draw:connector>
        <draw:frame draw:style-name="gr10" draw:text-style-name="P4" draw:layer="layout" svg:width="1.78cm" svg:height="0.962cm" svg:x="2.268cm" svg:y="8.039cm">
          <draw:text-box>
            <text:p>Tr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4:05:55.825441400</meta:creation-date>
    <dc:date>2018-03-23T15:14:49.589191514</dc:date>
    <meta:editing-duration>PT14M37S</meta:editing-duration>
    <meta:editing-cycles>1</meta:editing-cycles>
    <meta:document-statistic meta:object-count="18"/>
    <meta:generator>LibreOffice/5.4.5.1$Linux_X86_64 LibreOffice_project/40m0$Build-1</meta:generator>
  </office:meta>
</office:document-meta>
</file>